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78BFC7292DDB099C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8cm"/>
      <style:paragraph-properties style:writing-mode="lr-tb"/>
    </style:style>
    <style:style style:name="gr5" style:family="graphic" style:parent-style-name="standard">
      <style:graphic-properties draw:stroke="solid" svg:stroke-color="#000000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195cm" fo:min-width="3.9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455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draw:marker-start="Arrowheads_20_3" draw:marker-start-width="0.3cm" svg:stroke-linecap="butt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1.018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5.901cm" fo:min-width="5.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9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9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mes New Roman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Courier New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Courier New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17cm" svg:height="3.175cm" svg:x="3.067cm" svg:y="3.075cm">
          <draw:image xlink:href="Pictures/100000000000005000000078BFC7292DDB099C6E.png" xlink:type="simple" xlink:show="embed" xlink:actuate="onLoad" draw:mime-type="image/png">
            <text:p/>
          </draw:image>
        </draw:frame>
        <draw:line draw:style-name="gr2" draw:text-style-name="P1" draw:layer="layout" svg:x1="2.822cm" svg:y1="7.097cm" svg:x2="2.822cm" svg:y2="2.728cm">
          <text:p/>
        </draw:line>
        <draw:line draw:style-name="gr3" draw:text-style-name="P1" draw:layer="layout" svg:x1="1.68cm" svg:y1="6.377cm" svg:x2="5.88cm" svg:y2="6.377cm">
          <text:p/>
        </draw:line>
        <draw:frame draw:style-name="gr4" draw:text-style-name="P2" draw:layer="layout" svg:width="5.98cm" svg:height="0.954cm" svg:x="1.148cm" svg:y="1.417cm">
          <draw:text-box>
            <text:p><text:span text:style-name="T1">The original mitten:</text:span></text:p>
          </draw:text-box>
        </draw:frame>
      </draw:page>
      <draw:page draw:name="page2" draw:style-name="dp1" draw:master-page-name="Default">
        <draw:line draw:style-name="gr2" draw:text-style-name="P1" draw:layer="layout" svg:x1="10.192cm" svg:y1="9.351cm" svg:x2="10.192cm" svg:y2="3.56cm">
          <text:p/>
        </draw:line>
        <draw:line draw:style-name="gr3" draw:text-style-name="P1" draw:layer="layout" svg:x1="8.15cm" svg:y1="6.609cm" svg:x2="12.35cm" svg:y2="6.609cm">
          <text:p/>
        </draw:line>
        <draw:g>
          <draw:custom-shape draw:style-name="gr5" draw:text-style-name="P3" draw:layer="layout" svg:width="0.508cm" svg:height="0.508cm" svg:x="10.553cm" svg:y="3.6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svg:x="10.553cm" svg:y="4.18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svg:x="10.553cm" svg:y="4.6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svg:x="10.553cm" svg:y="5.1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svg:x="10.553cm" svg:y="5.7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svg:x="11.053cm" svg:y="5.7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svg:x="11.569cm" svg:y="5.713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4.445cm" svg:height="6.445cm" svg:x="7.95cm" svg:y="3.44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955cm" svg:height="1.657cm" svg:x="7.848cm" svg:y="1.418cm">
          <draw:text-box>
            <text:p text:style-name="P3"><text:span text:style-name="T1">Transformation </text:span></text:p>
            <text:p text:style-name="P3"><text:span text:style-name="T1">Examples:</text:span></text:p>
          </draw:text-box>
        </draw:frame>
        <draw:line draw:style-name="gr2" draw:text-style-name="P1" draw:layer="layout" svg:x1="20.492cm" svg:y1="7.451cm" svg:x2="20.492cm" svg:y2="1.66cm">
          <text:p/>
        </draw:line>
        <draw:line draw:style-name="gr3" draw:text-style-name="P1" draw:layer="layout" svg:x1="18.45cm" svg:y1="4.709cm" svg:x2="22.65cm" svg:y2="4.709cm">
          <text:p/>
        </draw:line>
        <draw:g>
          <draw:custom-shape draw:style-name="gr5" draw:text-style-name="P3" draw:layer="layout" svg:width="0.508cm" svg:height="0.508cm" svg:x="20.853cm" svg:y="7.1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0.508cm" svg:height="0.508cm" svg:x="20.853cm" svg:y="6.6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0.508cm" svg:height="0.508cm" svg:x="20.853cm" svg:y="6.09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0.508cm" svg:height="0.508cm" svg:x="20.853cm" svg:y="5.59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0.508cm" svg:height="0.508cm" svg:x="20.853cm" svg:y="5.08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0.508cm" svg:height="0.508cm" svg:x="21.353cm" svg:y="5.08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3" draw:layer="layout" svg:width="0.508cm" svg:height="0.508cm" svg:x="21.869cm" svg:y="5.081cm">
            <text:p/>
            <draw:enhanced-geometry svg:viewBox="0 0 21600 21600" draw:mirror-vertical="true" draw:type="rectangle" draw:enhanced-path="M 0 0 L 21600 0 21600 21600 0 21600 0 0 Z N"/>
          </draw:custom-shape>
        </draw:g>
        <draw:custom-shape draw:style-name="gr6" draw:text-style-name="P1" draw:layer="layout" svg:width="4.445cm" svg:height="6.445cm" svg:x="18.25cm" svg:y="1.546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8.145cm" svg:y1="4.492cm" svg:x2="12.747cm" svg:y2="6.398cm">
          <text:p/>
        </draw:line>
        <draw:frame draw:style-name="gr9" draw:text-style-name="P5" draw:layer="layout" svg:width="1.587cm" svg:height="1.269cm" svg:x="13.165cm" svg:y="4.828cm">
          <draw:text-box>
            <text:p><text:span text:style-name="T2">FX</text:span></text:p>
          </draw:text-box>
        </draw:frame>
        <draw:line draw:style-name="gr2" draw:text-style-name="P1" draw:layer="layout" svg:x1="20.492cm" svg:y1="15.351cm" svg:x2="20.492cm" svg:y2="9.56cm">
          <text:p/>
        </draw:line>
        <draw:line draw:style-name="gr3" draw:text-style-name="P1" draw:layer="layout" svg:x1="18.45cm" svg:y1="12.609cm" svg:x2="22.65cm" svg:y2="12.609cm">
          <text:p/>
        </draw:line>
        <draw:custom-shape draw:style-name="gr6" draw:text-style-name="P1" draw:layer="layout" svg:width="4.445cm" svg:height="6.445cm" svg:x="18.25cm" svg:y="9.446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508cm" svg:height="0.508cm" svg:x="19.669cm" svg:y="9.78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08cm" svg:height="0.508cm" svg:x="19.669cm" svg:y="10.28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08cm" svg:height="0.508cm" svg:x="19.669cm" svg:y="10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08cm" svg:height="0.508cm" svg:x="19.669cm" svg:y="1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08cm" svg:height="0.508cm" svg:x="19.669cm" svg:y="11.8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08cm" svg:height="0.508cm" svg:x="19.169cm" svg:y="11.8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0.508cm" svg:height="0.508cm" svg:x="18.653cm" svg:y="11.813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0" draw:text-style-name="P5" draw:layer="layout" svg:width="1.518cm" svg:height="1.212cm" svg:x="15.069cm" svg:y="9.63cm">
          <draw:text-box>
            <text:p><text:span text:style-name="T2">FY</text:span></text:p>
          </draw:text-box>
        </draw:frame>
        <draw:line draw:style-name="gr8" draw:text-style-name="P3" draw:layer="layout" svg:x1="17.827cm" svg:y1="12.112cm" svg:x2="12.747cm" svg:y2="9.572cm">
          <text:p/>
        </draw:line>
        <draw:line draw:style-name="gr2" draw:text-style-name="P1" draw:layer="layout" svg:x1="13.692cm" svg:y1="18.851cm" svg:x2="13.692cm" svg:y2="13.06cm">
          <text:p/>
        </draw:line>
        <draw:line draw:style-name="gr3" draw:text-style-name="P1" draw:layer="layout" svg:x1="11.107cm" svg:y1="15.922cm" svg:x2="16.898cm" svg:y2="15.922cm">
          <text:p/>
        </draw:line>
        <draw:g>
          <draw:custom-shape draw:style-name="gr5" draw:text-style-name="P3" draw:layer="layout" svg:width="0.508cm" svg:height="0.508cm" draw:transform="rotate (-1.5707963267949) translate (16.565cm 16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-1.5707963267949) translate (16.065cm 16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-1.5707963267949) translate (15.549cm 16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-1.5707963267949) translate (15.049cm 16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-1.5707963267949) translate (14.533cm 16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-1.5707963267949) translate (14.533cm 16.7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-1.5707963267949) translate (14.533cm 17.2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6.35cm" svg:height="6.151cm" svg:x="10.79cm" svg:y="12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2.747cm" svg:y1="12.43cm" svg:x2="11.16cm" svg:y2="10.207cm">
          <text:p/>
        </draw:line>
        <draw:frame draw:style-name="gr12" draw:text-style-name="P5" draw:layer="layout" svg:width="1.56cm" svg:height="1.212cm" svg:x="10.525cm" svg:y="10.9cm">
          <draw:text-box>
            <text:p><text:span text:style-name="T2">RR</text:span></text:p>
          </draw:text-box>
        </draw:frame>
        <draw:frame draw:style-name="gr10" draw:text-style-name="P5" draw:layer="layout" svg:width="1.518cm" svg:height="1.212cm" svg:x="4.965cm" svg:y="10.528cm">
          <draw:text-box>
            <text:p><text:span text:style-name="T2">RL</text:span></text:p>
          </draw:text-box>
        </draw:frame>
        <draw:g>
          <draw:custom-shape draw:style-name="gr5" draw:text-style-name="P3" draw:layer="layout" svg:width="0.508cm" svg:height="0.508cm" draw:transform="rotate (1.5707963267949) translate (1.535cm 15.64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1.5707963267949) translate (2.035cm 15.64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1.5707963267949) translate (2.551cm 15.64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1.5707963267949) translate (3.051cm 15.64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1.5707963267949) translate (3.567cm 15.64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1.5707963267949) translate (3.567cm 15.141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08cm" svg:height="0.508cm" draw:transform="rotate (1.5707963267949) translate (3.567cm 14.625cm)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3" draw:layer="layout" svg:x1="5.445cm" svg:y1="12.648cm" svg:x2="7.985cm" svg:y2="10.108cm">
          <text:p/>
        </draw:line>
        <draw:line draw:style-name="gr2" draw:text-style-name="P1" draw:layer="layout" svg:x1="4.392cm" svg:y1="18.851cm" svg:x2="4.392cm" svg:y2="13.06cm">
          <text:p/>
        </draw:line>
        <draw:line draw:style-name="gr3" draw:text-style-name="P1" draw:layer="layout" svg:x1="1.807cm" svg:y1="15.922cm" svg:x2="7.598cm" svg:y2="15.922cm">
          <text:p/>
        </draw:line>
        <draw:custom-shape draw:style-name="gr11" draw:text-style-name="P1" draw:layer="layout" svg:width="6.35cm" svg:height="6.151cm" svg:x="1.49cm" svg:y="12.94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frame draw:style-name="gr13" draw:text-style-name="P1" draw:layer="layout" svg:width="1.27cm" svg:height="1.88cm" draw:transform="rotate (-1.5707963267949) translate (6.272cm 11.414cm)">
          <draw:image xlink:href="Pictures/100000000000005000000078BFC7292DDB099C6E.png" xlink:type="simple" xlink:show="embed" xlink:actuate="onLoad" draw:mime-type="image/png">
            <text:p/>
          </draw:image>
        </draw:frame>
        <draw:frame draw:style-name="gr13" draw:text-style-name="P1" draw:layer="layout" svg:width="1.27cm" svg:height="1.88cm" draw:transform="rotate (-3.14159265358979) translate (23.86cm 14.752cm)">
          <draw:image xlink:href="Pictures/100000000000005000000078BFC7292DDB099C6E.png" xlink:type="simple" xlink:show="embed" xlink:actuate="onLoad" draw:mime-type="image/png">
            <text:p/>
          </draw:image>
        </draw:frame>
        <draw:frame draw:style-name="gr13" draw:text-style-name="P1" draw:layer="layout" svg:width="1.27cm" svg:height="1.88cm" draw:transform="rotate (1.5707963267949) translate (14.435cm 14.117cm)">
          <draw:image xlink:href="Pictures/100000000000005000000078BFC7292DDB099C6E.png" xlink:type="simple" xlink:show="embed" xlink:actuate="onLoad" draw:mime-type="image/png">
            <text:p/>
          </draw:image>
        </draw:frame>
        <draw:frame draw:style-name="gr13" draw:text-style-name="P1" draw:layer="layout" svg:width="1.27cm" svg:height="1.88cm" svg:x="9.255cm" svg:y="10.842cm">
          <draw:image xlink:href="Pictures/100000000000005000000078BFC7292DDB099C6E.png" xlink:type="simple" xlink:show="embed" xlink:actuate="onLoad" draw:mime-type="image/png">
            <text:p/>
          </draw:image>
        </draw:frame>
        <draw:frame draw:style-name="gr1" draw:text-style-name="P1" draw:layer="layout" svg:width="1.27cm" svg:height="1.88cm" svg:x="4.449cm" svg:y="3.808cm">
          <draw:image xlink:href="Pictures/100000000000005000000078BFC7292DDB099C6E.png" xlink:type="simple" xlink:show="embed" xlink:actuate="onLoad" draw:mime-type="image/png">
            <text:p/>
          </draw:image>
        </draw:frame>
        <draw:line draw:style-name="gr2" draw:text-style-name="P1" draw:layer="layout" svg:x1="4.302cm" svg:y1="8.112cm" svg:x2="4.302cm" svg:y2="3.54cm">
          <text:p/>
        </draw:line>
        <draw:line draw:style-name="gr3" draw:text-style-name="P1" draw:layer="layout" svg:x1="2.016cm" svg:y1="5.826cm" svg:x2="6.588cm" svg:y2="5.826cm">
          <text:p/>
        </draw:line>
        <draw:frame draw:style-name="gr14" draw:text-style-name="P2" draw:layer="layout" svg:width="3.466cm" svg:height="1.022cm" svg:x="2.614cm" svg:y="2.518cm">
          <draw:text-box>
            <text:p><text:span text:style-name="T1">Answer A:</text:span></text:p>
          </draw:text-box>
        </draw:frame>
        <draw:frame draw:style-name="gr1" draw:text-style-name="P1" draw:layer="layout" svg:width="1.27cm" svg:height="1.88cm" draw:transform="rotate (1.5707963267949) translate (8.535cm 5.821cm)">
          <draw:image xlink:href="Pictures/100000000000005000000078BFC7292DDB099C6E.png" xlink:type="simple" xlink:show="embed" xlink:actuate="onLoad" draw:mime-type="image/png">
            <text:p/>
          </draw:image>
        </draw:frame>
        <draw:line draw:style-name="gr2" draw:text-style-name="P1" draw:layer="layout" svg:x1="10.493cm" svg:y1="8.15cm" svg:x2="10.493cm" svg:y2="3.578cm">
          <text:p/>
        </draw:line>
        <draw:line draw:style-name="gr3" draw:text-style-name="P1" draw:layer="layout" svg:x1="8.207cm" svg:y1="5.864cm" svg:x2="12.779cm" svg:y2="5.864cm">
          <text:p/>
        </draw:line>
        <draw:frame draw:style-name="gr15" draw:text-style-name="P2" draw:layer="layout" svg:width="3.568cm" svg:height="0.954cm" svg:x="8.862cm" svg:y="2.524cm">
          <draw:text-box>
            <text:p><text:span text:style-name="T1">Answer B:</text:span></text:p>
          </draw:text-box>
        </draw:frame>
        <draw:frame draw:style-name="gr1" draw:text-style-name="P1" draw:layer="layout" svg:width="1.27cm" svg:height="1.88cm" draw:transform="rotate (-3.14159265358979) translate (16.278cm 7.86cm)">
          <draw:image xlink:href="Pictures/100000000000005000000078BFC7292DDB099C6E.png" xlink:type="simple" xlink:show="embed" xlink:actuate="onLoad" draw:mime-type="image/png">
            <text:p/>
          </draw:image>
        </draw:frame>
        <draw:line draw:style-name="gr2" draw:text-style-name="P1" draw:layer="layout" svg:x1="16.35cm" svg:y1="8.15cm" svg:x2="16.35cm" svg:y2="3.578cm">
          <text:p/>
        </draw:line>
        <draw:line draw:style-name="gr3" draw:text-style-name="P1" draw:layer="layout" svg:x1="14.064cm" svg:y1="5.864cm" svg:x2="18.636cm" svg:y2="5.864cm">
          <text:p/>
        </draw:line>
        <draw:frame draw:style-name="gr16" draw:text-style-name="P2" draw:layer="layout" svg:width="3.426cm" svg:height="0.954cm" svg:x="14.719cm" svg:y="2.524cm">
          <draw:text-box>
            <text:p><text:span text:style-name="T1">Answer C:</text:span></text:p>
          </draw:text-box>
        </draw:frame>
        <draw:frame draw:style-name="gr1" draw:text-style-name="P1" draw:layer="layout" svg:width="1.27cm" svg:height="1.88cm" draw:transform="rotate (-1.5707963267949) translate (24.526cm 5.997cm)">
          <draw:image xlink:href="Pictures/100000000000005000000078BFC7292DDB099C6E.png" xlink:type="simple" xlink:show="embed" xlink:actuate="onLoad" draw:mime-type="image/png">
            <text:p/>
          </draw:image>
        </draw:frame>
        <draw:line draw:style-name="gr2" draw:text-style-name="P1" draw:layer="layout" svg:x1="22.541cm" svg:y1="8.188cm" svg:x2="22.541cm" svg:y2="3.616cm">
          <text:p/>
        </draw:line>
        <draw:line draw:style-name="gr3" draw:text-style-name="P1" draw:layer="layout" svg:x1="20.255cm" svg:y1="5.902cm" svg:x2="24.827cm" svg:y2="5.902cm">
          <text:p/>
        </draw:line>
        <draw:frame draw:style-name="gr17" draw:text-style-name="P2" draw:layer="layout" svg:width="3.585cm" svg:height="0.954cm" svg:x="20.91cm" svg:y="2.562cm">
          <draw:text-box>
            <text:p><text:span text:style-name="T1">Answer D:</text:span></text:p>
          </draw:text-box>
        </draw:frame>
        <draw:line draw:style-name="gr2" draw:text-style-name="P1" draw:layer="layout" svg:x1="4.294cm" svg:y1="15.021cm" svg:x2="4.294cm" svg:y2="10.449cm">
          <text:p/>
        </draw:line>
        <draw:line draw:style-name="gr3" draw:text-style-name="P1" draw:layer="layout" svg:x1="2.008cm" svg:y1="12.735cm" svg:x2="6.58cm" svg:y2="12.735cm">
          <text:p/>
        </draw:line>
        <draw:frame draw:style-name="gr18" draw:text-style-name="P2" draw:layer="layout" svg:width="3.417cm" svg:height="0.954cm" svg:x="2.663cm" svg:y="9.395cm">
          <draw:text-box>
            <text:p><text:span text:style-name="T1">Answer E:</text:span></text:p>
          </draw:text-box>
        </draw:frame>
        <draw:line draw:style-name="gr2" draw:text-style-name="P1" draw:layer="layout" svg:x1="10.485cm" svg:y1="15.059cm" svg:x2="10.485cm" svg:y2="10.487cm">
          <text:p/>
        </draw:line>
        <draw:line draw:style-name="gr3" draw:text-style-name="P1" draw:layer="layout" svg:x1="8.199cm" svg:y1="12.773cm" svg:x2="12.771cm" svg:y2="12.773cm">
          <text:p/>
        </draw:line>
        <draw:frame draw:style-name="gr19" draw:text-style-name="P2" draw:layer="layout" svg:width="3.576cm" svg:height="0.954cm" svg:x="8.854cm" svg:y="9.433cm">
          <draw:text-box>
            <text:p><text:span text:style-name="T1">Answer F:</text:span></text:p>
          </draw:text-box>
        </draw:frame>
        <draw:line draw:style-name="gr2" draw:text-style-name="P1" draw:layer="layout" svg:x1="16.342cm" svg:y1="15.059cm" svg:x2="16.342cm" svg:y2="10.487cm">
          <text:p/>
        </draw:line>
        <draw:line draw:style-name="gr3" draw:text-style-name="P1" draw:layer="layout" svg:x1="14.056cm" svg:y1="12.773cm" svg:x2="18.628cm" svg:y2="12.773cm">
          <text:p/>
        </draw:line>
        <draw:frame draw:style-name="gr20" draw:text-style-name="P2" draw:layer="layout" svg:width="3.751cm" svg:height="0.954cm" svg:x="14.711cm" svg:y="9.433cm">
          <draw:text-box>
            <text:p><text:span text:style-name="T1">Answer G:</text:span></text:p>
          </draw:text-box>
        </draw:frame>
        <draw:line draw:style-name="gr2" draw:text-style-name="P1" draw:layer="layout" svg:x1="22.533cm" svg:y1="15.097cm" svg:x2="22.533cm" svg:y2="10.525cm">
          <text:p/>
        </draw:line>
        <draw:line draw:style-name="gr3" draw:text-style-name="P1" draw:layer="layout" svg:x1="20.247cm" svg:y1="12.811cm" svg:x2="24.819cm" svg:y2="12.811cm">
          <text:p/>
        </draw:line>
        <draw:frame draw:style-name="gr21" draw:text-style-name="P2" draw:layer="layout" svg:width="3.593cm" svg:height="0.954cm" svg:x="20.902cm" svg:y="9.471cm">
          <draw:text-box>
            <text:p><text:span text:style-name="T1">Answer H: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1T14:26:22.611000000</meta:creation-date>
    <dc:date>2021-08-12T01:34:20.268000000</dc:date>
    <meta:editing-duration>PT53M18S</meta:editing-duration>
    <meta:editing-cycles>6</meta:editing-cycles>
    <meta:generator>LibreOffice/7.1.3.2$Windows_X86_64 LibreOffice_project/47f78053abe362b9384784d31a6e56f8511eb1c1</meta:generator>
    <meta:document-statistic meta:object-count="100"/>
  </office:meta>
</office:document-meta>
</file>